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772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 am a perfectionis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strive for efficiency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often have to redo other peoples work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keep my belongings in order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 relationships with others are what my life is about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have difficulty saying no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get lots of satisfaction from helping others achieve their goals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put family first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put work first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ike to stand out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 is good to wake up to a full day of planned activities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ey is important to my happiness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daydream about being in love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really enjoy feeling bitter sweet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ry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side with the rebels over the establishment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have a hard time showing emotion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spend hours alone with my hobbie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spend most of my time trying to understand thing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like mental challenge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ar of being taken advantage of keeps me from being more trusting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get input from others before I make a decision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onform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loyal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must always be having new experiences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 keep a conversation going with anyone about anything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uninhibited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lways try to break the tension with a good joke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naturally emerge as a leader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like a conversation where no one agrees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want people to tell me the truth, not spare my feelings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prefer it when leaders are decisive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hen other people are arguing, I leave the room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keep my thoughts to myself, to prevent trouble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very accepting and flexible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void confrontation.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3T17:15:39.075205894</dc:date>
    <meta:editing-duration>PT1M41S</meta:editing-duration>
    <meta:editing-cycles>2</meta:editing-cycles>
    <meta:generator>LibreOffice/6.4.7.2$Linux_X86_64 LibreOffice_project/40$Build-2</meta:generator>
    <meta:document-statistic meta:table-count="1" meta:cell-count="72" meta:object-count="0"/>
  </office:meta>
</office:document-meta>
</file>